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underline-style="none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/>
    </style:style>
    <style:style style:name="T6" style:family="text">
      <style:text-properties fo:color="#000000"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emplate variables</text:p>
      <text:list xml:id="list43526054" text:style-name="L1">
        <text:list-header>
          <text:p text:style-name="P8"/>
        </text:list-header>
        <text:list-item>
          <text:p text:style-name="P9">$division_info</text:p>
          <text:list>
            <text:list-item>
              <text:p text:style-name="P11">contains<text:span text:style-name="T1">: associative array with general info about that division</text:span></text:p>
            </text:list-item>
            <text:list-item>
              <text:p text:style-name="P11">usage<text:span text:style-name="T1">: $division_info.season_name → the name of the season of this divison</text:span></text:p>
            </text:list-item>
            <text:list-item>
              <text:p text:style-name="P11">contains:<text:span text:style-name="T1"> season_name, number</text:span></text:p>
              <text:p text:style-name="P13"><text:span text:style-name="T4">available at site</text:span>: division_details</text:p>
            </text:list-item>
            <text:list-item>
              <text:p text:style-name="P13"/>
            </text:list-item>
          </text:list>
        </text:list-item>
        <text:list-item>
          <text:p text:style-name="P9">$division_table</text:p>
          <text:list>
            <text:list-item>
              <text:p text:style-name="P11">contains<text:span text:style-name="T1">: array of associative array with team performance in that division</text:span></text:p>
            </text:list-item>
            <text:list-item>
              <text:p text:style-name="P11">usage<text:span text:style-name="T1">: $division_table[i].points → the points of the team</text:span></text:p>
            </text:list-item>
            <text:list-item>
              <text:p text:style-name="P11">contains:<text:span text:style-name="T1"> name, t_id, match_count, wins, draws, losses, balance_pos, balance_neg, points</text:span></text:p>
            </text:list-item>
            <text:list-item>
              <text:p text:style-name="P13"><text:span text:style-name="T4">available at site</text:span>: division_details</text:p>
            </text:list-item>
          </text:list>
        </text:list-item>
      </text:list>
      <text:p text:style-name="P3"/>
      <text:list xml:id="list43534761" text:continue-numbering="true" text:style-name="L1">
        <text:list-item>
          <text:p text:style-name="P9">$error_messages</text:p>
          <text:list>
            <text:list-item>
              <text:p text:style-name="P11">contains<text:span text:style-name="T1">: array with error messages</text:span></text:p>
            </text:list-item>
            <text:list-item>
              <text:p text:style-name="P11">usage<text:span text:style-name="T1">: $error_messages[0] → the first error message</text:span></text:p>
            </text:list-item>
            <text:list-item>
              <text:p text:style-name="P11">contains:<text:span text:style-name="T1"> no attributes</text:span></text:p>
            </text:list-item>
            <text:list-item>
              <text:p text:style-name="P13"><text:span text:style-name="T4">available at site</text:span>: no particular site, assigned to errors.tpl when errors occur</text:p>
            </text:list-item>
          </text:list>
        </text:list-item>
      </text:list>
      <text:p text:style-name="P4"/>
      <text:list xml:id="list43555540" text:continue-numbering="true" text:style-name="L1">
        <text:list-item>
          <text:p text:style-name="P9">$game_info</text:p>
          <text:list>
            <text:list-item>
              <text:p text:style-name="P11">contains<text:span text:style-name="T1">: associative array with game info</text:span></text:p>
            </text:list-item>
            <text:list-item>
              <text:p text:style-name="P11">usage<text:span text:style-name="T1">: $game_info.gu_id → the id of the related guid</text:span></text:p>
            </text:list-item>
            <text:list-item>
              <text:p text:style-name="P11">contains:<text:span text:style-name="T1"> name, gu_id, description, g_id, guid_name </text:span></text:p>
            </text:list-item>
            <text:list-item>
              <text:p text:style-name="P13"><text:span text:style-name="T4">available at site</text:span>: edit_game</text:p>
            </text:list-item>
          </text:list>
        </text:list-item>
      </text:list>
      <text:p text:style-name="P4"/>
      <text:list xml:id="list43553373" text:continue-numbering="true" text:style-name="L1">
        <text:list-item>
          <text:p text:style-name="P9">$game_leagues</text:p>
          <text:list>
            <text:list-item>
              <text:p text:style-name="P11">structure<text:span text:style-name="T1">: array, each element is an associative array containing the name and l_id for a league</text:span></text:p>
            </text:list-item>
            <text:list-item>
              <text:p text:style-name="P11">usage:<text:span text:style-name="T1"> $game_leagues[i].name → <text:s/>name of the league;</text:span></text:p>
            </text:list-item>
            <text:list-item>
              <text:p text:style-name="P11">contains<text:span text:style-name="T1">: name, l_id</text:span></text:p>
              <text:p text:style-name="P10">available at site: game_details</text:p>
            </text:list-item>
          </text:list>
        </text:list-item>
      </text:list>
      <text:p text:style-name="P4"/>
      <text:list xml:id="list43564819" text:continue-numbering="true" text:style-name="L1">
        <text:list-item>
          <text:p text:style-name="P9">$games</text:p>
          <text:list>
            <text:list-item>
              <text:p text:style-name="P11">structure<text:span text:style-name="T1">: array, each element is an associative array containing the name and g_id</text:span></text:p>
            </text:list-item>
            <text:list-item>
              <text:p text:style-name="P11">usage:<text:span text:style-name="T1"> $games[i].name → <text:s/>name of the game;</text:span></text:p>
            </text:list-item>
            <text:list-item>
              <text:p text:style-name="P11">contains<text:span text:style-name="T1">: name, g_id</text:span></text:p>
            </text:list-item>
            <text:list-item>
              <text:p text:style-name="P11">available at site<text:span text:style-name="T1">: add_league, edit_league</text:span></text:p>
            </text:list-item>
          </text:list>
        </text:list-item>
      </text:list>
      <text:p text:style-name="P4"/>
      <text:list xml:id="list43565486" text:continue-numbering="true" text:style-name="L1">
        <text:list-item>
          <text:p text:style-name="P9">$guid_info</text:p>
          <text:list>
            <text:list-item>
              <text:p text:style-name="P11">structure<text:span text:style-name="T1">: associative array with guid info for one guid</text:span></text:p>
            </text:list-item>
            <text:list-item>
              <text:p text:style-name="P11">usage:<text:span text:style-name="T1"> $guid_info.name → <text:s/>name of the guid;</text:span></text:p>
            </text:list-item>
            <text:list-item>
              <text:p text:style-name="P11">contains<text:span text:style-name="T1">: name, gu_id</text:span></text:p>
            </text:list-item>
            <text:list-item>
              <text:p text:style-name="P11">available at site<text:span text:style-name="T1">: edit_guid, guid_details</text:span></text:p>
            </text:list-item>
          </text:list>
        </text:list-item>
      </text:list>
      <text:p text:style-name="P4"/>
      <text:list xml:id="list43554710" text:continue-numbering="true" text:style-name="L1">
        <text:list-item>
          <text:p text:style-name="P9">$guids </text:p>
          <text:list>
            <text:list-item>
              <text:p text:style-name="P11">structure<text:span text:style-name="T1">: array, each element is an associative array containing the name and gu_id</text:span></text:p>
            </text:list-item>
            <text:list-item>
              <text:p text:style-name="P11"><text:soft-page-break/>usage:<text:span text:style-name="T1"> $guids[i].name → <text:s/>name of the guid;</text:span></text:p>
            </text:list-item>
            <text:list-item>
              <text:p text:style-name="P11">contains<text:span text:style-name="T1">: name, gu_id</text:span></text:p>
            </text:list-item>
            <text:list-item>
              <text:p text:style-name="P17"><text:span text:style-name="T2">available at site</text:span><text:span text:style-name="T3">: add_game, edit_game, add_user_guid</text:span></text:p>
            </text:list-item>
          </text:list>
        </text:list-item>
      </text:list>
      <text:p text:style-name="P4"><text:tab/></text:p>
      <text:list xml:id="list43537636" text:continue-numbering="true" text:style-name="L1">
        <text:list-item>
          <text:p text:style-name="P9">$league_seasons</text:p>
          <text:list>
            <text:list-item>
              <text:p text:style-name="P11">contains<text:span text:style-name="T1">: array of associative array with league seasons</text:span></text:p>
            </text:list-item>
            <text:list-item>
              <text:p text:style-name="P11">usage<text:span text:style-name="T1">: $league_season[i].number → number of the season</text:span></text:p>
            </text:list-item>
            <text:list-item>
              <text:p text:style-name="P11">contains:<text:span text:style-name="T1"> se_id, number</text:span></text:p>
              <text:p text:style-name="P10">available at site<text:span text:style-name="T5">: league_details</text:span></text:p>
            </text:list-item>
          </text:list>
        </text:list-item>
      </text:list>
      <text:p text:style-name="P4"/>
      <text:list xml:id="list43554646" text:continue-numbering="true" text:style-name="L1">
        <text:list-item>
          <text:p text:style-name="P9">$league_info</text:p>
          <text:list>
            <text:list-item>
              <text:p text:style-name="P11">contains<text:span text:style-name="T1">: associative array with league info</text:span></text:p>
            </text:list-item>
            <text:list-item>
              <text:p text:style-name="P11">usage<text:span text:style-name="T1">: $league_info.g_id → the id of the related game</text:span></text:p>
            </text:list-item>
            <text:list-item>
              <text:p text:style-name="P11">contains:<text:span text:style-name="T1"> name, description, in_sign_up, max_teams_div, min_players_team, l_id, g_id, game_name</text:span></text:p>
              <text:p text:style-name="P13"><text:span text:style-name="T4">available at site</text:span>: edit_league, league, join_league, add_map_to_league</text:p>
            </text:list-item>
          </text:list>
        </text:list-item>
      </text:list>
      <text:p text:style-name="P7"/>
      <text:list xml:id="list43547296" text:continue-numbering="true" text:style-name="L1">
        <text:list-item>
          <text:p text:style-name="P9">$league_maps</text:p>
          <text:list>
            <text:list-item>
              <text:p text:style-name="P11">contains<text:span text:style-name="T1">: array of associative arrays with short info about the maps in one league </text:span></text:p>
            </text:list-item>
            <text:list-item>
              <text:p text:style-name="P11">usage<text:span text:style-name="T1">: $league_news[i].map_name→ name of the map</text:span></text:p>
            </text:list-item>
            <text:list-item>
              <text:p text:style-name="P11">contains:<text:span text:style-name="T1"> map_name, map_id</text:span></text:p>
              <text:p text:style-name="P13"><text:span text:style-name="T4">available at site</text:span>: edit_league_settlement</text:p>
            </text:list-item>
          </text:list>
        </text:list-item>
      </text:list>
      <text:p text:style-name="P7"/>
      <text:list xml:id="list43566033" text:continue-numbering="true" text:style-name="L1">
        <text:list-item>
          <text:p text:style-name="P9">$league_news</text:p>
          <text:list>
            <text:list-item>
              <text:p text:style-name="P11">contains<text:span text:style-name="T1">: array of associative arrays with league news</text:span></text:p>
            </text:list-item>
            <text:list-item>
              <text:p text:style-name="P11">usage<text:span text:style-name="T1">: $league_news[i].text → text of the news</text:span></text:p>
            </text:list-item>
            <text:list-item>
              <text:p text:style-name="P11">contains:<text:span text:style-name="T1"> n_id, creater, title, text</text:span></text:p>
              <text:p text:style-name="P13"><text:span text:style-name="T4">available at site</text:span>: league_details</text:p>
            </text:list-item>
          </text:list>
        </text:list-item>
      </text:list>
      <text:p text:style-name="P7"/>
      <text:list xml:id="list43546175" text:continue-numbering="true" text:style-name="L1">
        <text:list-item>
          <text:p text:style-name="P9">$maps</text:p>
          <text:list>
            <text:list-item>
              <text:p text:style-name="P11">contains<text:span text:style-name="T1">: array of associative arrays with the map info</text:span></text:p>
            </text:list-item>
            <text:list-item>
              <text:p text:style-name="P11">usage<text:span text:style-name="T1">: $lmaps[i].map_id → id of the map</text:span></text:p>
            </text:list-item>
            <text:list-item>
              <text:p text:style-name="P11">contains:<text:span text:style-name="T1"> map_id, map_name</text:span></text:p>
              <text:p text:style-name="P13"><text:span text:style-name="T4">available at site</text:span>: add_map_to_league</text:p>
            </text:list-item>
          </text:list>
        </text:list-item>
      </text:list>
      <text:p text:style-name="P7"/>
      <text:list xml:id="list43564900" text:continue-numbering="true" text:style-name="L1">
        <text:list-item>
          <text:p text:style-name="P9">$match_info</text:p>
          <text:list>
            <text:list-item>
              <text:p text:style-name="P11">contains<text:span text:style-name="T1">: associative array with match info without the results (see $match_results)</text:span></text:p>
            </text:list-item>
            <text:list-item>
              <text:p text:style-name="P11">usage<text:span text:style-name="T1">: $match_info.team_1_name → name of the first team</text:span></text:p>
            </text:list-item>
            <text:list-item>
              <text:p text:style-name="P11">contains:<text:span text:style-name="T1"> team_id_1, team_id_2, team_name_1, team_name_2, winner_team_id, date, status, division_id, division_number, season_id, season_name, league_id, league_name, game_id, game_name, match_media_folder </text:span></text:p>
            </text:list-item>
            <text:list-item>
              <text:p text:style-name="P11"><text:span text:style-name="T5">available at site</text:span><text:span text:style-name="T6">: match_details</text:span></text:p>
            </text:list-item>
          </text:list>
        </text:list-item>
      </text:list>
      <text:p text:style-name="P7"/>
      <text:list xml:id="list43541335" text:continue-numbering="true" text:style-name="L1">
        <text:list-item>
          <text:p text:style-name="P9">$match_settlement_info</text:p>
          <text:list>
            <text:list-item>
              <text:p text:style-name="P11">contains<text:span text:style-name="T1">: array of associative array with the info about the match media of a match</text:span></text:p>
            </text:list-item>
            <text:list-item>
              <text:p text:style-name="P11">usage<text:span text:style-name="T1">: $match_media[i].description → the user given description</text:span></text:p>
            </text:list-item>
            <text:list-item>
              <text:p text:style-name="P11">contains:<text:span text:style-name="T1"> date, user_id, user_name, size, description, name</text:span></text:p>
            </text:list-item>
            <text:list-item>
              <text:p text:style-name="P13">available at site: match_details</text:p>
            </text:list-item>
          </text:list>
        </text:list-item>
      </text:list>
      <text:p text:style-name="P7"/>
      <text:list xml:id="list43538263" text:continue-numbering="true" text:style-name="L1">
        <text:list-item>
          <text:p text:style-name="P9"><text:soft-page-break/>$match_settlement_info</text:p>
          <text:list>
            <text:list-item>
              <text:p text:style-name="P11">contains<text:span text:style-name="T1">: associative array with the current match settlement status</text:span></text:p>
            </text:list-item>
            <text:list-item>
              <text:p text:style-name="P11">usage<text:span text:style-name="T1">: $match_settlement.date → last date set by one team</text:span></text:p>
            </text:list-item>
            <text:list-item>
              <text:p text:style-name="P11">contains:<text:span text:style-name="T1"> date, <text:s/>map_id_1, map_id_2, match_id, user_team_id (only available if user isn't site admin), date, map_name_1, map_name_2</text:span></text:p>
            </text:list-item>
            <text:list-item>
              <text:p text:style-name="P13">available at site: edit_match_settlement</text:p>
            </text:list-item>
          </text:list>
        </text:list-item>
      </text:list>
      <text:p text:style-name="P7"/>
      <text:list xml:id="list43549197" text:continue-numbering="true" text:style-name="L1">
        <text:list-item>
          <text:p text:style-name="P9">$match_settlement_log</text:p>
          <text:list>
            <text:list-item>
              <text:p text:style-name="P11">contains<text:span text:style-name="T1">: array of associative arrays with the match settlement logs</text:span></text:p>
            </text:list-item>
            <text:list-item>
              <text:p text:style-name="P11">usage<text:span text:style-name="T1">: $match_settlement_log[i].u_id → user_id of the person who created this</text:span></text:p>
            </text:list-item>
            <text:list-item>
              <text:p text:style-name="P11">contains:<text:span text:style-name="T1"> date, <text:s/>user_id, <text:s/>match_id, <text:s/>message</text:span></text:p>
            </text:list-item>
            <text:list-item>
              <text:p text:style-name="P13">available at site: edit_match_settlement</text:p>
            </text:list-item>
          </text:list>
        </text:list-item>
      </text:list>
      <text:p text:style-name="P7"/>
      <text:list xml:id="list43563837" text:continue-numbering="true" text:style-name="L1">
        <text:list-item>
          <text:p text:style-name="P9">$match_results</text:p>
          <text:list>
            <text:list-item>
              <text:p text:style-name="P11">contains<text:span text:style-name="T1">: array of associative arrays with <text:s/>info about the match results</text:span></text:p>
            </text:list-item>
            <text:list-item>
              <text:p text:style-name="P11">usage<text:span text:style-name="T1">: $match_results[i].map → name of the map</text:span></text:p>
            </text:list-item>
            <text:list-item>
              <text:p text:style-name="P11">contains:<text:span text:style-name="T1"> map_name, map_id, result_1, result_2 </text:span></text:p>
            </text:list-item>
            <text:list-item>
              <text:p text:style-name="P13">available at site: match_details</text:p>
            </text:list-item>
          </text:list>
        </text:list-item>
      </text:list>
      <text:p text:style-name="P7"/>
      <text:list xml:id="list43563878" text:continue-numbering="true" text:style-name="L1">
        <text:list-item>
          <text:p text:style-name="P9">$news</text:p>
          <text:list>
            <text:list-item>
              <text:p text:style-name="P11">contains<text:span text:style-name="T1">: array, each element is an associative array with the info about one news</text:span></text:p>
            </text:list-item>
            <text:list-item>
              <text:p text:style-name="P11">usage<text:span text:style-name="T1">: $news[i].title → news title</text:span></text:p>
            </text:list-item>
            <text:list-item>
              <text:p text:style-name="P11">contains<text:span text:style-name="T1">: title, text, creater, date</text:span></text:p>
            </text:list-item>
            <text:list-item>
              <text:p text:style-name="P13">available at site: news</text:p>
            </text:list-item>
          </text:list>
        </text:list-item>
      </text:list>
      <text:p text:style-name="P7"/>
      <text:list xml:id="list43544751" text:continue-numbering="true" text:style-name="L1">
        <text:list-item>
          <text:p text:style-name="P9">$news_info</text:p>
          <text:list>
            <text:list-item>
              <text:p text:style-name="P11">contains<text:span text:style-name="T1">: associative array with the info about one news</text:span></text:p>
            </text:list-item>
            <text:list-item>
              <text:p text:style-name="P11">usage<text:span text:style-name="T1">: $news.title → news title</text:span></text:p>
            </text:list-item>
            <text:list-item>
              <text:p text:style-name="P11">contains<text:span text:style-name="T1">: title, text, news_id</text:span></text:p>
            </text:list-item>
            <text:list-item>
              <text:p text:style-name="P13">available at site: edit_news</text:p>
            </text:list-item>
          </text:list>
        </text:list-item>
      </text:list>
      <text:p text:style-name="P7"/>
      <text:list xml:id="list43566264" text:continue-numbering="true" text:style-name="L1">
        <text:list-item>
          <text:p text:style-name="P9">$season_divisions</text:p>
          <text:list>
            <text:list-item>
              <text:p text:style-name="P11">contains<text:span text:style-name="T1">: array, each element is an associative array with the short info about one div</text:span></text:p>
            </text:list-item>
            <text:list-item>
              <text:p text:style-name="P11">usage<text:span text:style-name="T1">: $season_divisions[i].position → position of the division</text:span></text:p>
            </text:list-item>
            <text:list-item>
              <text:p text:style-name="P11">contains<text:span text:style-name="T1">: d_id, number</text:span></text:p>
            </text:list-item>
            <text:list-item>
              <text:p text:style-name="P13"><text:span text:style-name="T4">available at site</text:span>: season_details</text:p>
            </text:list-item>
          </text:list>
        </text:list-item>
      </text:list>
      <text:p text:style-name="P7"/>
      <text:list xml:id="list43543902" text:continue-numbering="true" text:style-name="L1">
        <text:list-item>
          <text:p text:style-name="P9">$season_info</text:p>
          <text:list>
            <text:list-item>
              <text:p text:style-name="P11">contains<text:span text:style-name="T1">: an associative array with the general info about a season</text:span></text:p>
            </text:list-item>
            <text:list-item>
              <text:p text:style-name="P11">usage<text:span text:style-name="T1">: $season_info.league_name → name of the league related to this season</text:span></text:p>
            </text:list-item>
            <text:list-item>
              <text:p text:style-name="P11">contains<text:span text:style-name="T1">: league_name, l_id, se_id, season_number</text:span></text:p>
            </text:list-item>
            <text:list-item>
              <text:p text:style-name="P13"><text:span text:style-name="T4">available at site</text:span>: season_details</text:p>
            </text:list-item>
          </text:list>
        </text:list-item>
      </text:list>
      <text:p text:style-name="P7"/>
      <text:list xml:id="list43566043" text:continue-numbering="true" text:style-name="L1">
        <text:list-item>
          <text:p text:style-name="P9">$team_divisions</text:p>
          <text:list>
            <text:list-item>
              <text:p text:style-name="P11">contains<text:span text:style-name="T1">: array of associative arrays with info's the divisions, the team is in</text:span></text:p>
            </text:list-item>
            <text:list-item>
              <text:p text:style-name="P11">usage<text:span text:style-name="T1">: $team_divisions[i].d_id → the division id</text:span></text:p>
            </text:list-item>
            <text:list-item>
              <text:p text:style-name="P11">contains<text:span text:style-name="T1">: d_id, se_id, season_name, g_id, game_name</text:span></text:p>
            </text:list-item>
            <text:list-item>
              <text:p text:style-name="P16">available at site<text:span text:style-name="T1">: team</text:span></text:p>
              <text:p text:style-name="P13"/>
            </text:list-item>
          </text:list>
        </text:list-item>
        <text:list-item>
          <text:p text:style-name="P9"><text:soft-page-break/>$team_info</text:p>
          <text:list>
            <text:list-item>
              <text:p text:style-name="P11">contains<text:span text:style-name="T1">: associative array with info's of one requested team</text:span></text:p>
            </text:list-item>
            <text:list-item>
              <text:p text:style-name="P11">usage<text:span text:style-name="T1">: $team_info.name</text:span></text:p>
            </text:list-item>
            <text:list-item>
              <text:p text:style-name="P11">contains<text:span text:style-name="T1">: name, shorthandle, description, date, join_password, date, t_id</text:span></text:p>
            </text:list-item>
            <text:list-item>
              <text:p text:style-name="P11">available at site<text:span text:style-name="T1">: team, edit_team</text:span></text:p>
            </text:list-item>
          </text:list>
        </text:list-item>
      </text:list>
      <text:p text:style-name="P4"/>
      <text:list xml:id="list43537156" text:continue-numbering="true" text:style-name="L1">
        <text:list-item>
          <text:p text:style-name="P9">$team_players</text:p>
          <text:list>
            <text:list-item>
              <text:p text:style-name="P11">contains<text:span text:style-name="T1">: array, each element is an associative array with the info about one player in the </text:span><text:span text:style-name="T1">requested team</text:span></text:p>
            </text:list-item>
            <text:list-item>
              <text:p text:style-name="P11">usage<text:span text:style-name="T1">: $team_player[i].status_name → status of the player in that team</text:span></text:p>
            </text:list-item>
            <text:list-item>
              <text:p text:style-name="P11">contains<text:span text:style-name="T1">: nick, u_id, admin_permission, write_permission, status_name</text:span></text:p>
            </text:list-item>
            <text:list-item>
              <text:p text:style-name="P13">available at site: team, edit_team</text:p>
            </text:list-item>
          </text:list>
        </text:list-item>
      </text:list>
      <text:p text:style-name="P7"/>
      <text:list xml:id="list43557340" text:continue-numbering="true" text:style-name="L1">
        <text:list-item>
          <text:p text:style-name="P9">$team_league_signup</text:p>
          <text:list>
            <text:list-item>
              <text:p text:style-name="P11">contains<text:span text:style-name="T1">: array of associative array with short info's about a signed up team to a league</text:span></text:p>
            </text:list-item>
            <text:list-item>
              <text:p text:style-name="P11">usage<text:span text:style-name="T1">: $team_season_signup[i].t_id → the id of the team</text:span></text:p>
            </text:list-item>
            <text:list-item>
              <text:p text:style-name="P11">contains<text:span text:style-name="T1">: name, t_id</text:span></text:p>
            </text:list-item>
            <text:list-item>
              <text:p text:style-name="P13"><text:span text:style-name="T4">available at site</text:span>: add_season</text:p>
            </text:list-item>
          </text:list>
        </text:list-item>
      </text:list>
      <text:p text:style-name="P4"/>
      <text:list xml:id="list43541460" text:continue-numbering="true" text:style-name="L1">
        <text:list-item>
          <text:p text:style-name="P9">$team_short_info</text:p>
          <text:list>
            <text:list-item>
              <text:p text:style-name="P11">contains<text:span text:style-name="T1">: associative array with short info's of one requested team</text:span></text:p>
            </text:list-item>
            <text:list-item>
              <text:p text:style-name="P11">usage<text:span text:style-name="T1">: $team_info.name</text:span></text:p>
            </text:list-item>
            <text:list-item>
              <text:p text:style-name="P11">contains<text:span text:style-name="T1">: name, t_id</text:span></text:p>
            </text:list-item>
            <text:list-item>
              <text:p text:style-name="P10"><text:span text:style-name="T4">available at site</text:span>: join_team</text:p>
            </text:list-item>
          </text:list>
        </text:list-item>
      </text:list>
      <text:p text:style-name="P5"/>
      <text:list xml:id="list43542577" text:continue-numbering="true" text:style-name="L1">
        <text:list-item>
          <text:p text:style-name="P9">$team_status_types</text:p>
          <text:list>
            <text:list-item>
              <text:p text:style-name="P11">contains<text:span text:style-name="T1">: associative array with short info's the team status types</text:span></text:p>
            </text:list-item>
            <text:list-item>
              <text:p text:style-name="P11">usage<text:span text:style-name="T1">: $team_status_types[i].tst_id → the id for a status</text:span></text:p>
            </text:list-item>
            <text:list-item>
              <text:p text:style-name="P11">contains<text:span text:style-name="T1">: status_name, tst_id</text:span></text:p>
            </text:list-item>
            <text:list-item>
              <text:p text:style-name="P10"><text:span text:style-name="T4">available at site</text:span>: edit_team</text:p>
            </text:list-item>
          </text:list>
        </text:list-item>
      </text:list>
      <text:p text:style-name="P4"/>
      <text:list xml:id="list43563841" text:continue-numbering="true" text:style-name="L1">
        <text:list-item>
          <text:p text:style-name="P9">$teams_season</text:p>
          <text:list>
            <text:list-item>
              <text:p text:style-name="P11">contains<text:span text:style-name="T1">: array of arrays of associative arrays with short info's about the teams in one season</text:span></text:p>
            </text:list-item>
            <text:list-item>
              <text:p text:style-name="P11">usage<text:span text:style-name="T1">: $teams_season[i][i2].division → the division this team is in; </text:span></text:p>
            </text:list-item>
            <text:list-item>
              <text:p text:style-name="P11">contains<text:span text:style-name="T1">: division, d_id, t_id, name</text:span></text:p>
            </text:list-item>
            <text:list-item>
              <text:p text:style-name="P10"><text:span text:style-name="T4">available at site</text:span>: add_season</text:p>
            </text:list-item>
          </text:list>
        </text:list-item>
      </text:list>
      <text:p text:style-name="P7"/>
      <text:list xml:id="list43558091" text:continue-numbering="true" text:style-name="L1">
        <text:list-item>
          <text:p text:style-name="P9">$visitor_info</text:p>
          <text:list>
            <text:list-item>
              <text:p text:style-name="P11">contains<text:span text:style-name="T1">: associative array with info's of the current user of that page</text:span></text:p>
            </text:list-item>
            <text:list-item>
              <text:p text:style-name="P11">usage<text:span text:style-name="T1">: $user_info.admin → is the user a page admin?</text:span></text:p>
            </text:list-item>
            <text:list-item>
              <text:p text:style-name="P11">contains<text:span text:style-name="T1">: logged_in, admin, head_admin, u_id (not existing when not logged in)</text:span></text:p>
            </text:list-item>
            <text:list-item>
              <text:p text:style-name="P11">available at site:<text:span text:style-name="T1"> always </text:span></text:p>
            </text:list-item>
          </text:list>
        </text:list-item>
      </text:list>
      <text:p text:style-name="P4"/>
      <text:list xml:id="list43546221" text:continue-numbering="true" text:style-name="L1">
        <text:list-item>
          <text:p text:style-name="P9">$user_guids</text:p>
          <text:list>
            <text:list-item>
              <text:p text:style-name="P11">structure<text:span text:style-name="T1">: array of associative arrays holding the guids of one user</text:span></text:p>
            </text:list-item>
            <text:list-item>
              <text:p text:style-name="P11">usage:<text:span text:style-name="T1"> $user_guids[i].guid → the guid of the user</text:span></text:p>
            </text:list-item>
            <text:list-item>
              <text:p text:style-name="P11">contains<text:span text:style-name="T1">: gu_id, name guid</text:span></text:p>
            </text:list-item>
            <text:list-item>
              <text:p text:style-name="P10">available at site: user</text:p>
            </text:list-item>
          </text:list>
        </text:list-item>
      </text:list>
      <text:p text:style-name="P4"><text:soft-page-break/></text:p>
      <text:list xml:id="list43545465" text:continue-numbering="true" text:style-name="L1">
        <text:list-item>
          <text:p text:style-name="P9">$user_info</text:p>
          <text:list>
            <text:list-item>
              <text:p text:style-name="P11">contains<text:span text:style-name="T1">: associative array with info's of one requested user</text:span></text:p>
            </text:list-item>
            <text:list-item>
              <text:p text:style-name="P11">usage<text:span text:style-name="T1">: $user_info.first_name</text:span></text:p>
            </text:list-item>
            <text:list-item>
              <text:p text:style-name="P11">contains:<text:span text:style-name="T1"> last_name, first_name, nick, desription, nation, date, login, u_id</text:span></text:p>
            </text:list-item>
            <text:list-item>
              <text:p text:style-name="P11">available at site:<text:span text:style-name="T1"> user, edit_user_profile</text:span></text:p>
            </text:list-item>
          </text:list>
        </text:list-item>
      </text:list>
      <text:p text:style-name="P4"/>
      <text:p text:style-name="P4"/>
      <text:list xml:id="list43552880" text:continue-numbering="true" text:style-name="L1">
        <text:list-item>
          <text:p text:style-name="P9">$user_short_info</text:p>
          <text:list>
            <text:list-item>
              <text:p text:style-name="P11">contains<text:span text:style-name="T1">: associative array with short info's of one requested user</text:span></text:p>
            </text:list-item>
            <text:list-item>
              <text:p text:style-name="P11">usage<text:span text:style-name="T1">: $user_info.nick</text:span></text:p>
            </text:list-item>
            <text:list-item>
              <text:p text:style-name="P11">contains:<text:span text:style-name="T1"> nick, u_id</text:span></text:p>
            </text:list-item>
            <text:list-item>
              <text:p text:style-name="P11">available<text:span text:style-name="T1"> at site: ???</text:span></text:p>
              <text:p text:style-name="P10"/>
            </text:list-item>
          </text:list>
        </text:list-item>
        <text:list-item>
          <text:p text:style-name="P9">$user_teams</text:p>
          <text:list>
            <text:list-item>
              <text:p text:style-name="P11">contains<text:span text:style-name="T1">: array, each element is an associative array with some team info about one team the requested user is in</text:span></text:p>
            </text:list-item>
            <text:list-item>
              <text:p text:style-name="P11">usage<text:span text:style-name="T1">: $user_teams[i].name → team name</text:span></text:p>
            </text:list-item>
            <text:list-item>
              <text:p text:style-name="P11">contains<text:span text:style-name="T1">: name, t_id</text:span></text:p>
            </text:list-item>
            <text:list-item>
              <text:p text:style-name="P11">available at site:<text:span text:style-name="T1"> user, join_league</text:span></text:p>
            </text:list-item>
          </text:list>
        </text:list-item>
      </text:list>
      <text:p text:style-name="P7"/>
      <text:p text:style-name="P2"/>
      <text:p text:style-name="P2"/>
      <text:p text:style-name="P2"/>
      <text:p text:style-name="P6">index.php</text:p>
      <text:p text:style-name="P6"/>
      <text:list xml:id="list43526573" text:style-name="L2">
        <text:list-item>
          <text:p text:style-name="P15">$head, $status_message, $left_navi, $right_navi, $footer</text:p>
          <text:list>
            <text:list-item>
              <text:p text:style-name="P14">all time stuff thats always visible and is only assigned in index.php using e.g.: head.tpl</text:p>
            </text:list-item>
          </text:list>
        </text:list-item>
      </text:list>
      <text:p text:style-name="P6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7T19:49:42.68</meta:creation-date>
    <dc:date>2009-08-15T23:44:28.34</dc:date>
    <meta:editing-duration>PT43H53M15S</meta:editing-duration>
    <meta:editing-cycles>69</meta:editing-cycles>
    <meta:generator>OpenOffice.org/3.1$Win32 OpenOffice.org_project/310m11$Build-9399</meta:generator>
    <meta:document-statistic meta:table-count="0" meta:image-count="0" meta:object-count="0" meta:page-count="5" meta:paragraph-count="175" meta:word-count="1197" meta:character-count="7742"/>
  </office:meta>
</office:document-meta>
</file>